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3.414cm"/>
    </style:style>
    <style:style style:name="pr2" style:family="presentation" style:parent-style-name="Default-subtitle">
      <style:graphic-properties draw:fill-color="#ffffff" fo:min-height="1.27cm"/>
    </style:style>
    <style:style style:name="pr3" style:family="presentation" style:parent-style-name="Default-subtitle">
      <style:graphic-properties draw:fill-color="#ffffff" fo:min-height="10.901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.102cm" fo:text-align="start"/>
    </style:style>
    <style:style style:name="P2" style:family="paragraph">
      <loext:graphic-properties draw:fill-color="#ffffff"/>
      <style:paragraph-properties fo:margin-top="0cm" fo:margin-bottom="0.102cm" fo:text-align="start"/>
    </style:style>
    <style:style style:name="P3" style:family="paragraph">
      <style:text-properties fo:font-size="24pt" style:text-underline-style="solid" style:text-underline-width="auto" style:text-underline-color="font-color" style:font-size-asian="24pt" style:font-size-complex="24pt"/>
    </style:style>
    <style:style style:name="P4" style:family="paragraph">
      <loext:graphic-properties draw:fill-color="#ffffff"/>
      <style:text-properties fo:font-size="24pt" style:text-underline-style="solid" style:text-underline-width="auto" style:text-underline-color="font-color" style:font-size-asian="24pt" style:font-size-complex="24pt"/>
    </style:style>
    <style:style style:name="P5" style:family="paragraph">
      <loext:graphic-properties draw:fill-color="#ffffff"/>
    </style:style>
    <style:style style:name="T1" style:family="text">
      <style:text-properties fo:font-size="20pt" style:text-underline-style="none" style:font-size-asian="20pt" style:font-size-complex="20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2.8cm" svg:height="13.414cm" svg:x="14.886cm" svg:y="3.204cm" presentation:class="subtitle" presentation:user-transformed="true">
          <draw:text-box>
            <text:p text:style-name="P1"><text:span text:style-name="T1">Kokotekstit &amp; tekstilouhinta</text:span></text:p>
            <text:list text:style-name="L1">
              <text:list-item>
                <text:p text:style-name="P1"><text:span text:style-name="T2">Tavoite</text:span><text:span text:style-name="T3"> yksityiskohtaisempi käsitteellisen muutoksen ja kielen käytön analyysi</text:span></text:p>
              </text:list-item>
              <text:list-item>
                <text:p text:style-name="P1"><text:span text:style-name="T2">Aineistot</text:span><text:span text:style-name="T3"> tekstitietokannat (ECCO, EEBO, digitoidut sanomalehdet..)</text:span></text:p>
              </text:list-item>
              <text:list-item>
                <text:p text:style-name="P1"><text:span text:style-name="T2">Potentiaali</text:span><text:span text:style-name="T3"> kvantitatiivinen evidenssi laadullisen tutkimuksen tukena; uudet havainnot ja etäluenta</text:span></text:p>
              </text:list-item>
              <text:list-item>
                <text:p text:style-name="P1"><text:span text:style-name="T2">Saatavuus</text:span><text:span text:style-name="T3"> alkuperäisaineistot harvoin avoimesti saatavilla tai sidottu rajoitettuihin käyttöliittymiin</text:span></text:p>
              </text:list-item>
              <text:list-item>
                <text:p text:style-name="P1"><text:span text:style-name="T2">Skaalautuvuus</text:span><text:span text:style-name="T3"> rajattu; data on massiivista ja voi vaatia huomattavaa jalostamista; aineistoista ja menetelmistä riippuvainen</text:span></text:p>
              </text:list-item>
              <text:list-item>
                <text:p text:style-name="P1"><text:span text:style-name="T2">Metodologinen näkökulma</text:span><text:span text:style-name="T3"> aatehistorian sovelluksia toistaiseksi hyvin vähän</text:span></text:p>
              </text:list-item>
            </text:list>
          </draw:text-box>
        </draw:frame>
        <draw:frame presentation:style-name="pr2" draw:text-style-name="P4" draw:layer="layout" svg:width="25.4cm" svg:height="1.27cm" svg:x="1.27cm" svg:y="2.316cm">
          <draw:text-box>
            <text:p text:style-name="P3"><text:span text:style-name="T4">Tiedonlouhinnan aineistoja aatehistorian näkökulmasta</text:span></text:p>
          </draw:text-box>
        </draw:frame>
        <draw:frame presentation:style-name="pr3" draw:text-style-name="P2" draw:layer="layout" svg:width="12.446cm" svg:height="10.901cm" svg:x="2.286cm" svg:y="3.777cm">
          <draw:text-box>
            <text:p text:style-name="P1"><text:span text:style-name="T5">Kuvailutiedot &amp; tilastollinen analyysi</text:span></text:p>
            <text:list text:style-name="L1">
              <text:list-item>
                <text:p text:style-name="P1"><text:span text:style-name="T2">Tavoite</text:span><text:span text:style-name="T3"> </text:span><text:span text:style-name="T3">laajojen muutosten kuvailu</text:span></text:p>
              </text:list-item>
              <text:list-item>
                <text:p text:style-name="P1"><text:span text:style-name="T2">Aineistot</text:span><text:span text:style-name="T3"> kirjastot ja arkistot tulvivat erilaisia kuvailutietokantoja (</text:span><text:span text:style-name="T6">metadata</text:span><text:span text:style-name="T3">)</text:span></text:p>
              </text:list-item>
              <text:list-item>
                <text:p text:style-name="P1"><text:span text:style-name="T2">Potentiaali</text:span><text:span text:style-name="T3"> tutkimuskäyttö aliarvioitu</text:span></text:p>
              </text:list-item>
              <text:list-item>
                <text:p text:style-name="P1"><text:span text:style-name="T2">Saatavuus</text:span><text:span text:style-name="T3"> saatavuudessa ongelmia, mutta vähemmän kuin kokotekstien kohdalla</text:span></text:p>
              </text:list-item>
              <text:list-item>
                <text:p text:style-name="P1"><text:span text:style-name="T2">Skaalautuvuus</text:span><text:span text:style-name="T3"> erinomainen; data on rakenteista ja sen koko rajattu</text:span></text:p>
              </text:list-item>
              <text:list-item>
                <text:p text:style-name="P1"><text:span text:style-name="T2">Metodologinen näkökulma</text:span><text:span text:style-name="T3"> tarjoaa selkeän lähtökohdan uusien käytäntöjen soveltamisessa humanistiseen tutkimukse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1T18:11:49.233111948</meta:creation-date>
    <dc:date>2017-06-01T18:31:11.152243662</dc:date>
    <meta:editing-duration>PT19M19S</meta:editing-duration>
    <meta:editing-cycles>5</meta:editing-cycles>
    <meta:generator>LibreOffice/5.1.6.2$Linux_X86_64 LibreOffice_project/10m0$Build-2</meta:generator>
    <meta:document-statistic meta:object-count="26"/>
  </office:meta>
</office:document-meta>
</file>